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keyboard-title" style:list-style-name="L3">
      <style:graphic-properties draw:fill-color="#ffffff" draw:auto-grow-height="true" fo:min-height="3.507cm"/>
    </style:style>
    <style:style style:name="pr2" style:family="presentation" style:parent-style-name="keyboard-subtitle">
      <style:graphic-properties draw:fill-color="#ffffff" draw:auto-grow-height="true" fo:min-height="12.001cm"/>
    </style:style>
    <style:style style:name="pr3" style:family="presentation" style:parent-style-name="keyboard-notes">
      <style:graphic-properties draw:fill-color="#ffffff" draw:auto-grow-height="true" fo:min-height="13.365cm"/>
    </style:style>
    <style:style style:name="pr4" style:family="presentation" style:parent-style-name="keyboard-title" style:list-style-name="L3">
      <style:graphic-properties draw:fill-color="#ffffff" draw:auto-grow-height="true" fo:min-height="3.507cm"/>
    </style:style>
    <style:style style:name="pr5" style:family="presentation" style:parent-style-name="keyboard-outline1">
      <style:graphic-properties draw:fill-color="#ffffff" fo:min-height="13.231cm"/>
    </style:style>
    <style:style style:name="pr6" style:family="presentation" style:parent-style-name="keyboard-title">
      <style:graphic-properties fo:min-height="3.507cm"/>
    </style:style>
    <style:style style:name="pr7" style:family="presentation" style:parent-style-name="keyboard-outline1">
      <style:graphic-properties fo:min-height="12.001cm"/>
    </style:style>
    <style:style style:name="pr8" style:family="presentation" style:parent-style-name="keyboard-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style:style>
    <style:style style:name="P3" style:family="paragraph">
      <style:paragraph-properties fo:margin-left="1.4cm" fo:margin-right="0cm" fo:text-indent="-1.2cm"/>
      <style:text-properties fo:hyphenate="true"/>
    </style:style>
    <style:style style:name="T1" style:family="text">
      <style:text-properties fo:color="#ff0000"/>
    </style:style>
    <style:style style:name="T2" style:family="text">
      <style:text-properties fo:color="#000000"/>
    </style:style>
    <style:style style:name="T3" style:family="text">
      <style:text-properties fo:color="#000000" style:text-underline-style="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7cm" svg:x="2.301cm" svg:y="1.994cm" presentation:class="title">
          <draw:text-box>
            <text:p text:style-name="P1">Tips for Getting Involved as a Contributor</text:p>
          </draw:text-box>
        </draw:frame>
        <draw:frame presentation:style-name="pr2" draw:text-style-name="P2" draw:layer="layout" svg:width="23cm" svg:height="12.001cm" svg:x="2.5cm" svg:y="6cm" presentation:class="subtitle">
          <draw:text-box>
            <text:p text:style-name="P2">MongoDC 2010-11-18</text:p>
            <text:p text:style-name="P2">Justin Dearing – MongoDB Community Contributor</text:p>
            <text:p text:style-name="P2">justin@mongodb.or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keyboard" presentation:presentation-page-layout-name="AL2T1">
        <draw:frame presentation:style-name="pr4" draw:text-style-name="P1" draw:layer="layout" svg:width="23.199cm" svg:height="3.507cm" svg:x="2.301cm" svg:y="1.994cm" presentation:class="title">
          <draw:text-box>
            <text:p text:style-name="P1">Introduction</text:p>
          </draw:text-box>
        </draw:frame>
        <draw:frame presentation:style-name="pr5" draw:text-style-name="P3" draw:layer="layout" svg:width="23.384cm" svg:height="13.231cm" svg:x="2.585cm" svg:y="5.838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keyboard" presentation:presentation-page-layout-name="AL2T1">
        <draw:frame presentation:style-name="pr6" draw:layer="layout" svg:width="23.199cm" svg:height="3.507cm" svg:x="2.301cm" svg:y="1.994cm" presentation:class="title">
          <draw:text-box>
            <text:p text:style-name="P1">My OSS History</text:p>
          </draw:text-box>
        </draw:frame>
        <draw:frame presentation:style-name="pr7" draw:layer="layout" svg:width="23cm" svg:height="12.125cm" svg:x="2.5cm" svg:y="6cm" presentation:class="outline" presentation:user-transformed="true">
          <draw:text-box>
            <text:list text:style-name="L2">
              <text:list-item>
                <text:p><text:span text:style-name="T1">Contributed to the OpenWatcom.com wiki</text:span></text:p>
              </text:list-item>
              <text:list-item>
                <text:p>Wrote <text:a xlink:href="http://http://plane-disaster.sourceforge.net/">PlaneDisaster.NET</text:a> - SQLite and Microsoft Access SQL Frontend</text:p>
              </text:list-item>
              <text:list-item>
                <text:p>Lots of minor contributions to minor OSS projects</text:p>
              </text:list-item>
              <text:list-item>
                <text:p><text:span text:style-name="T2">One PHP Fix</text:span></text:p>
              </text:list-item>
              <text:list-item>
                <text:p><text:span text:style-name="T3">MongoDB doc and Windows related fixes</text:span></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keyboard" presentation:presentation-page-layout-name="AL2T1">
        <draw:frame presentation:style-name="pr6" draw:layer="layout" svg:width="23.199cm" svg:height="3.507cm" svg:x="2.301cm" svg:y="1.994cm" presentation:class="title">
          <draw:text-box>
            <text:p>Open Watcom Wiki</text:p>
          </draw:text-box>
        </draw:frame>
        <draw:frame presentation:style-name="pr7" draw:layer="layout" svg:width="23cm" svg:height="12.001cm" svg:x="2.5cm" svg:y="6cm" presentation:class="outline">
          <draw:text-box>
            <text:list text:style-name="L2">
              <text:list-item>
                <text:p>Didn't contribute any code to the Open Watcom compiler</text:p>
              </text:list-item>
              <text:list-item>
                <text:p>Documentation is important</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keyboard" presentation:presentation-page-layout-name="AL2T1">
        <draw:frame presentation:style-name="pr6" draw:layer="layout" svg:width="23.199cm" svg:height="3.507cm" svg:x="2.301cm" svg:y="1.994cm" presentation:class="title">
          <draw:text-box>
            <text:p>Ways to contribute</text:p>
          </draw:text-box>
        </draw:frame>
        <draw:frame presentation:style-name="pr7" draw:layer="layout" svg:width="23cm" svg:height="12.001cm" svg:x="2.5cm" svg:y="6cm" presentation:class="outline" presentation:user-transformed="true">
          <draw:text-box>
            <text:list text:style-name="L2">
              <text:list-item>
                <text:p>Documentation</text:p>
                <text:list>
                  <text:list-item>
                    <text:p>ITS IMPORTANT</text:p>
                  </text:list-item>
                </text:list>
              </text:list-item>
              <text:list-item>
                <text:p>Evangelization</text:p>
              </text:list-item>
              <text:list-item>
                <text:p>File Jira Issues</text:p>
              </text:list-item>
              <text:list-item>
                <text:p>Write Code</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keyboard" presentation:presentation-page-layout-name="AL2T1">
        <draw:frame presentation:style-name="pr6" draw:layer="layout" svg:width="23.199cm" svg:height="3.507cm" svg:x="2.301cm" svg:y="1.994cm" presentation:class="title">
          <draw:text-box>
            <text:p>Documentation</text:p>
          </draw:text-box>
        </draw:frame>
        <draw:frame presentation:style-name="pr7" draw:layer="layout" svg:width="23cm" svg:height="12.001cm" svg:x="2.5cm" svg:y="6cm" presentation:class="outline">
          <draw:text-box>
            <text:list text:style-name="L2">
              <text:list-item>
                <text:p>Email <text:a xlink:href="mailto:meghan@10gen.com">meghan@10gen.com</text:a> for wiki access.</text:p>
              </text:list-item>
              <text:list-item>
                <text:p>Every little bit helps</text:p>
              </text:list-item>
              <text:list-item>
                <text:p>You can also write a book</text:p>
              </text:list-item>
              <text:list-item>
                <text:p>Or Blog</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keyboard" presentation:presentation-page-layout-name="AL2T1">
        <draw:frame presentation:style-name="pr6" draw:layer="layout" svg:width="23.199cm" svg:height="3.507cm" svg:x="2.301cm" svg:y="1.994cm" presentation:class="title">
          <draw:text-box>
            <text:p>Evangelization</text:p>
          </draw:text-box>
        </draw:frame>
        <draw:frame presentation:style-name="pr7" draw:layer="layout" svg:width="23cm" svg:height="12.001cm" svg:x="2.5cm" svg:y="6cm" presentation:class="outline">
          <draw:text-box>
            <text:list text:style-name="L2">
              <text:list-item>
                <text:p>Insert Picture</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age8" draw:style-name="dp1" draw:master-page-name="keyboard" presentation:presentation-page-layout-name="AL2T1">
        <draw:frame presentation:style-name="pr6" draw:layer="layout" svg:width="23.199cm" svg:height="3.507cm" svg:x="2.301cm" svg:y="1.994cm" presentation:class="title">
          <draw:text-box>
            <text:p>Evangelization</text:p>
          </draw:text-box>
        </draw:frame>
        <draw:frame presentation:style-name="pr7" draw:layer="layout" svg:width="23cm" svg:height="12.001cm" svg:x="2.5cm" svg:y="6cm" presentation:class="outline">
          <draw:text-box>
            <text:list text:style-name="L2">
              <text:list-item>
                <text:p>You can write a book</text:p>
              </text:list-item>
              <text:list-item>
                <text:p>Or Blog Articles</text:p>
              </text:list-item>
              <text:list-item>
                <text:p>Use twitter hashtag #mongodb</text:p>
              </text:list-item>
              <text:list-item>
                <text:p>Join the MongoDB linkedin group</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keyboard" style:page-layout-name="PM1" draw:style-name="Mdp2">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0-09-26T08:09:29.66</meta:creation-date>
    <dc:language>en-US</dc:language>
    <meta:editing-cycles>2</meta:editing-cycles>
    <meta:editing-duration>PT00H03M11S</meta:editing-duration>
    <meta:initial-creator>Justin Dearing</meta:initial-creator>
    <dc:date>2010-09-26T08:44:22.01</dc:date>
    <dc:creator>Justin Dearing</dc:creator>
    <meta:document-statistic meta:object-count="52"/>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